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c41" officeooo:paragraph-rsid="000c0c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def passer_transit(self) :</text:p>
      <text:p text:style-name="P1"><text:tab/>if self.etat == ‘préparé’ :</text:p>
      <text:p text:style-name="P1"><text:tab/><text:tab/>self.etat = ‘transit’</text:p>
      <text:p text:style-name="P1"/>
      <text:p text:style-name="P1">2 :</text:p>
      <text:p text:style-name="P1">def ajouetr_colis(liste, colis) :</text:p>
      <text:p text:style-name="P1"><text:tab/>if colis.poids ≤ 25 :</text:p>
      <text:p text:style-name="P1"><text:tab/><text:tab/>liste.append(colis)</text:p>
      <text:p text:style-name="P1"><text:tab/>else :</text:p>
      <text:p text:style-name="P1"><text:tab/><text:tab/>print(« Dépassement du poids maximal autorisé »)</text:p>
      <text:p text:style-name="P1">3 :</text:p>
      <text:p text:style-name="P1">def nb_colis(liste) :</text:p>
      <text:p text:style-name="P1"><text:tab/>return len(liste)</text:p>
      <text:p text:style-name="P1">4 :</text:p>
      <text:p text:style-name="P1">def poids_total(liste):</text:p>
      <text:p text:style-name="P1"><text:tab/>total = 0</text:p>
      <text:p text:style-name="P1"><text:tab/>for c in liste :</text:p>
      <text:p text:style-name="P1"><text:tab/><text:tab/>total = total + c.poids</text:p>
      <text:p text:style-name="P1"><text:tab/>return total</text:p>
      <text:p text:style-name="P1">5 :</text:p>
      <text:p text:style-name="P1">def liste_colis_etat(liste, <text:s/>etat) :</text:p>
      <text:p text:style-name="P1"><text:tab/>newListe = []</text:p>
      <text:p text:style-name="P1"><text:tab/>for c in liste :</text:p>
      <text:p text:style-name="P1"><text:tab/><text:tab/>if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1:59:26.791735974</meta:creation-date>
    <dc:date>2025-11-27T12:07:14.726165515</dc:date>
    <meta:editing-duration>PT7M49S</meta:editing-duration>
    <meta:editing-cycles>1</meta:editing-cycles>
    <meta:document-statistic meta:table-count="0" meta:image-count="0" meta:object-count="0" meta:page-count="1" meta:paragraph-count="24" meta:word-count="74" meta:character-count="423" meta:non-whitespace-character-count="352"/>
    <meta:generator>LibreOffice/24.2.7.2$Linux_X86_64 LibreOffice_project/420$Build-2</meta:generator>
  </office:meta>
</office:document-meta>
</file>